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c405" officeooo:paragraph-rsid="000fc405"/>
    </style:style>
    <style:style style:name="P2" style:family="paragraph" style:parent-style-name="Standard">
      <style:text-properties officeooo:rsid="000c4b6d" officeooo:paragraph-rsid="000fc405"/>
    </style:style>
    <style:style style:name="P3" style:family="paragraph" style:parent-style-name="Standard" style:list-style-name="L1">
      <style:text-properties officeooo:paragraph-rsid="000fc405"/>
    </style:style>
    <style:style style:name="P4" style:family="paragraph" style:parent-style-name="Standard" style:list-style-name="L1">
      <style:text-properties officeooo:rsid="000fc405" officeooo:paragraph-rsid="000fc405"/>
    </style:style>
    <style:style style:name="P5" style:family="paragraph" style:parent-style-name="Standard" style:list-style-name="L2">
      <style:text-properties officeooo:rsid="000fc405" officeooo:paragraph-rsid="000fc405"/>
    </style:style>
    <style:style style:name="P6" style:family="paragraph" style:parent-style-name="Standard">
      <style:text-properties officeooo:rsid="000fc405" officeooo:paragraph-rsid="000fc405"/>
    </style:style>
    <style:style style:name="P7" style:family="paragraph" style:parent-style-name="Standard">
      <style:text-properties officeooo:rsid="0011c1ea" officeooo:paragraph-rsid="0011c1ea"/>
    </style:style>
    <style:style style:name="P8" style:family="paragraph" style:parent-style-name="Standard" style:list-style-name="L3">
      <style:text-properties officeooo:rsid="0011c1ea" officeooo:paragraph-rsid="0011c1ea"/>
    </style:style>
    <style:style style:name="P9" style:family="paragraph" style:parent-style-name="Standard" style:list-style-name="L4">
      <style:text-properties officeooo:rsid="0011c1ea" officeooo:paragraph-rsid="0011c1e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104-105</text:p>
      <text:p text:style-name="P1"/>
      <text:p text:style-name="P2">Mural delante de la casa de Víctor Jara</text:p>
      <text:list xml:id="list2670856759036452307" text:style-name="L1">
        <text:list-item>
          <text:p text:style-name="P4">Es un mural. Este mural es muy colore</text:p>
        </text:list-item>
        <text:list-item>
          <text:p text:style-name="P3">//</text:p>
        </text:list-item>
        <text:list-item>
          <text:p text:style-name="P4">Hay la bandera de Chile, con una estrella</text:p>
          <text:list>
            <text:list-item>
              <text:p text:style-name="P4">Es posible que Víctor Jara sea chileno</text:p>
            </text:list-item>
          </text:list>
        </text:list-item>
        <text:list-item>
          <text:p text:style-name="P4">Hay una guitara, y la [bouche de Víctor Jara est ouverte]</text:p>
          <text:list>
            <text:list-item>
              <text:p text:style-name="P4">Es posible que Víctor Jara sea un guitaresta y un cantante</text:p>
            </text:list-item>
          </text:list>
          <text:p text:style-name="P4"/>
        </text:list-item>
      </text:list>
      <text:p text:style-name="P1"/>
      <text:p text:style-name="P1">Lexique :</text:p>
      <text:list xml:id="list4955211206918509390" text:style-name="L2">
        <text:list-item>
          <text:p text:style-name="P5">Una estrella = une étoile</text:p>
        </text:list-item>
        <text:list-item>
          <text:p text:style-name="P5">Un cantante = un chanteur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8:57:04.081000000</meta:creation-date>
    <dc:date>2019-02-14T15:17:36.988000000</dc:date>
    <meta:editing-duration>PT19M56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2" meta:word-count="77" meta:character-count="350" meta:non-whitespace-character-count="293"/>
  </office:meta>
</office:document-meta>
</file>